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inux Libertine G2" svg:font-family="'Linux Libertine G'" style:font-pitch="variable" style:font-charset="x-symbol"/>
    <style:font-face style:name="Linux Libertine G3" svg:font-family="'Linux Libertine G'" style:font-family-generic="swiss" style:font-pitch="variable"/>
    <style:font-face style:name="Linux Libertine G4" svg:font-family="'Linux Libertine G'" style:font-family-generic="system" style:font-pitch="variable" style:font-charset="x-symbo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left="1.27cm" fo:margin-right="0cm" fo:text-indent="-0.635cm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Linux Libertine G" style:font-size-asian="20pt" style:font-style-asian="normal" style:font-weight-asian="normal" style:font-name-complex="Linux Libertine G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15% 100%" style:font-name="Liberation Sans" fo:font-size="20pt" fo:font-style="normal" fo:text-shadow="none" style:text-underline-style="none" fo:font-weight="normal" style:letter-kerning="true" fo:background-color="transparent" style:font-name-asian="Linux Libertine G" style:font-size-asian="20pt" style:font-style-asian="normal" style:font-weight-asian="normal" style:font-name-complex="Linux Libertine G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atchmak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E A COPY!</text:span><text:span text:style-name="T3"> </text:span></text:p>
          </draw:text-box>
        </draw:frame>
        <draw:frame draw:style-name="gr1" draw:text-style-name="P5" draw:layer="layout" svg:width="19.05cm" svg:height="1.825cm" svg:x="3.175cm" svg:y="8.89cm">
          <draw:text-box>
            <text:p text:style-name="P4"><text:span text:style-name="T4">Spencer Brown, John Sauter, Rachel Williams</text:span></text:p>
          </draw:text-box>
        </draw:frame>
        <presentation:notes draw:style-name="dp2">
          <office:forms form:automatic-focus="false" form:apply-design-mode="false"/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This document was last updated September 1, 2022.</text:span></text:p>
            </draw:text-box>
          </draw:frame>
        </presentation:notes>
      </draw:page>
      <draw:page draw:name="Elevator pitch" draw:style-name="dp1" draw:master-page-name="SECTION_5f_HEADER">
        <office:forms form:automatic-focus="false" form:apply-design-mode="false"/>
        <draw:frame draw:name="Google Shape;60;p14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Elevator pitch</text:span></text:p>
          </draw:text-box>
        </draw:frame>
        <presentation:notes draw:style-name="dp2">
          <office:forms form:automatic-focus="false" form:apply-design-mode="false"/>
          <draw:page-thumbnail draw:name="Google Shape;57;g320332ed93_1_0:notes" draw:style-name="gr2" draw:layer="layout" svg:width="16.932cm" svg:height="9.524cm" svg:x="1.059cm" svg:y="1.905cm" draw:page-number="2" presentation:class="page"/>
          <draw:frame draw:name="Google Shape;58;g320332ed93_1_0:notes" presentation:style-name="pr5" draw:text-style-name="P7" draw:layer="layout" svg:width="15.239cm" svg:height="11.429cm" svg:x="1.905cm" svg:y="12.065cm" presentation:class="notes" presentation:user-transformed="true">
            <draw:text-box>
              <text:p><text:span text:style-name="T7">Among the first commercial uses of computers was for matchmaking, or “computer dating”. <text:s/>We propose a 21</text:span><text:span text:style-name="T8">st</text:span><text:span text:style-name="T7"> century version of this application, using a human matchmaker.</text:span></text:p>
            </draw:text-box>
          </draw:frame>
        </presentation:notes>
      </draw:page>
      <draw:page draw:name="Concept" draw:style-name="dp1" draw:master-page-name="TITLE_5f_AND_5f_BODY" presentation:presentation-page-layout-name="AL2T1">
        <office:forms form:automatic-focus="false" form:apply-design-mode="false"/>
        <draw:frame draw:name="Google Shape;65;p15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Concept</text:span></text:p>
          </draw:text-box>
        </draw:frame>
        <draw:frame draw:name="Google Shape;66;p15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10">Descrip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62;g29f43f0a72_0_0:notes" draw:style-name="gr2" draw:layer="layout" svg:width="16.932cm" svg:height="9.524cm" svg:x="1.059cm" svg:y="1.905cm" draw:page-number="3" presentation:class="page"/>
          <draw:frame draw:name="Google Shape;63;g29f43f0a72_0_0:notes" presentation:style-name="pr8" draw:text-style-name="P7" draw:layer="layout" svg:width="15.239cm" svg:height="11.429cm" svg:x="1.905cm" svg:y="12.065cm" presentation:class="notes" presentation:user-transformed="true">
            <draw:text-box>
              <text:p><text:span text:style-name="T11"><text:s/></text:span><text:span text:style-name="T11">Matchmaker is a 21st century version of this computer dating application, using a human matchmaker.</text:span></text:p>
              <text:p><text:span text:style-name="T11">There are two classes of users: seekers and matchmakers. <text:s/>They are distinguished when they sign up.</text:span></text:p>
              <text:p><text:span text:style-name="T11">Seekers</text:span></text:p>
              <text:p><text:span text:style-name="T11">After choosing to sign up, a seeker must fill out his profile in which he lists his vital statistics and his wish list, where he describes the person he would like to be matched with. <text:s/>He must also provide a credit card to be charged for his use of the service.</text:span></text:p>
              <text:p><text:span text:style-name="T11">The seeker can see the matches that have been suggested for him by the matchmaker, rated from 1 to 10, and can choose one, after which he sees only the chosen match.</text:span></text:p>
              <text:p><text:span text:style-name="T11">Matchmakers</text:span></text:p>
              <text:p><text:span text:style-name="T11">When signing up as a matchmaker no profile or credit card is required. <text:s/>A matchmaker is presented with a list of possible matches that have not yet been rated. <text:s/>The matchmaker chooses a possible match and can see the profiles of both seekers, and their extended descriptions of themselves. <text:s/>Only matches in which the profiles match the wish lists are considered. <text:s/>The matchmaker rates the quality of the match from 0 to 10, where 0 means the match should not be considered.</text:span></text:p>
              <text:p><text:span text:style-name="T11">These matches are presented to seekers when they log in. <text:s/>If a seeker chooses a match, both seekers are presented with the other’s contact information.</text:span></text:p>
            </draw:text-box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5;p 2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Concept</text:span></text:p>
          </draw:text-box>
        </draw:frame>
        <draw:frame draw:name="Google Shape;66;p 2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</text:list-header>
              <text:list-item>
                <text:p text:style-name="P11"><text:span text:style-name="T10">Motivation for development?</text:span></text:p>
              </text:list-item>
              <text:list-item>
                <text:p text:style-name="P11"><text:span text:style-name="T10">User stori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Google Shape;62;g29f43f0a72_0_0:notes 2" draw:style-name="gr2" draw:layer="layout" svg:width="16.932cm" svg:height="9.524cm" svg:x="1.059cm" svg:y="1.905cm" draw:page-number="4" presentation:class="page"/>
          <draw:frame draw:name="Google Shape;63;g29f43f0a72_0_0:notes 2" presentation:style-name="pr9" draw:text-style-name="P7" draw:layer="layout" svg:width="15.239cm" svg:height="11.429cm" svg:x="1.905cm" svg:y="12.065cm" presentation:class="notes" presentation:user-transformed="true">
            <draw:text-box>
              <text:p><text:span text:style-name="T12">This seems like a simple yet interesting application. <text:s/>It does not get information from external APIs, and so does not expose us to the risk that the API will not be available.</text:span></text:p>
              <text:p><text:span text:style-name="T7"/></text:p>
              <text:p><text:span text:style-name="T12">As a lonely person,</text:span></text:p>
              <text:p><text:span text:style-name="T12">I would like to input my personal traits as well as my wants and desires in a partner </text:span></text:p>
              <text:p><text:span text:style-name="T12">so that the “matchmaker” can pair me with a compatible match.</text:span></text:p>
              <text:p><text:span text:style-name="T7"/></text:p>
              <text:p><text:span text:style-name="T12">As a matchmaker,</text:span></text:p>
              <text:p><text:span text:style-name="T12">I would like to access the personal traits of users </text:span></text:p>
              <text:p><text:span text:style-name="T12">so that I may pair the users together to create an effective match.</text:span></text:p>
            </draw:text-box>
          </draw:frame>
        </presentation:notes>
      </draw:page>
      <draw:page draw:name="Process" draw:style-name="dp1" draw:master-page-name="TITLE_5f_AND_5f_BODY" presentation:presentation-page-layout-name="AL2T1">
        <office:forms form:automatic-focus="false" form:apply-design-mode="false"/>
        <draw:frame draw:name="Google Shape;71;p16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16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10">Technologies used</text:span></text:p>
                <text:p text:style-name="P11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68;g29f43f0a72_0_5:notes" draw:style-name="gr2" draw:layer="layout" svg:width="16.932cm" svg:height="9.524cm" svg:x="1.059cm" svg:y="1.905cm" draw:page-number="5" presentation:class="page"/>
          <draw:frame draw:name="Google Shape;69;g29f43f0a72_0_5:notes" presentation:style-name="pr10" draw:text-style-name="P7" draw:layer="layout" svg:width="15.239cm" svg:height="11.429cm" svg:x="1.905cm" svg:y="12.065cm" presentation:class="notes" presentation:user-transformed="true">
            <draw:text-box>
              <text:p><text:span text:style-name="T13"><text:s text:c="3"/>• </text:span><text:span text:style-name="T13">React with useContext in the front end</text:span></text:p>
              <text:p><text:span text:style-name="T13"><text:s text:c="4"/>• </text:span><text:span text:style-name="T13">GraphQL to communicate between the front and back ends: queries for pulling data from the back end and mutations for modifying such data</text:span></text:p>
              <text:p><text:span text:style-name="T13"><text:s text:c="4"/>• </text:span><text:span text:style-name="T13">Node.js and Express.js in the back end</text:span></text:p>
              <text:p><text:span text:style-name="T13"><text:s text:c="4"/>• </text:span><text:span text:style-name="T13">MongoDB and the Mongoose ODM for the database, hosted on Heroku using Atlas.</text:span></text:p>
              <text:p><text:span text:style-name="T13"><text:s text:c="4"/>• </text:span><text:span text:style-name="T13">The UI in the clent looks professional and is mobile-friendly,</text:span></text:p>
              <text:p><text:span text:style-name="T13"><text:s text:c="4"/>• </text:span><text:span text:style-name="T13">As described above, there will be extensive user interaction.</text:span></text:p>
              <text:p><text:span text:style-name="T13"><text:s text:c="4"/>• </text:span><text:span text:style-name="T13">Uses JWT for authentication.</text:span></text:p>
              <text:p><text:span text:style-name="T13"><text:s text:c="4"/>• </text:span><text:span text:style-name="T13">Only the server knows how to access the Stripe payment processor for credit cards and the secrets needed to send e-mail.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1;p 1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 1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</text:list-header>
              <text:list-item>
                <text:p text:style-name="P11"><text:span text:style-name="T10">Breakdown of tasks</text:span></text:p>
                <text:p text:style-name="P11"><text:span text:style-name="T1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Google Shape;68;g29f43f0a72_0_5:notes 1" draw:style-name="gr2" draw:layer="layout" svg:width="16.932cm" svg:height="9.524cm" svg:x="1.059cm" svg:y="1.905cm" draw:page-number="6" presentation:class="page"/>
          <draw:frame draw:name="Google Shape;69;g29f43f0a72_0_5:notes 1" presentation:style-name="pr11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13">Design user flows: what pages will each type of user see, and what actions can be taken on each</text:span></text:p>
              <text:p text:style-name="P13"><text:span text:style-name="T13">Design the data structures to support the user actions</text:span></text:p>
              <text:p text:style-name="P13"><text:span text:style-name="T13">Design the GraphQL queries and mutations for communicating between the client and server</text:span></text:p>
              <text:p text:style-name="P13"><text:span text:style-name="T13">Code the client, which includes the CSS for each page.</text:span></text:p>
              <text:p text:style-name="P13"><text:span text:style-name="T13">Code the server. <text:s/>Begin with the resolver, and stub out each function so the client can be debugged while each server function is coded.</text:span></text:p>
              <text:p text:style-name="P13"><text:span text:style-name="T13">Test and debug. <text:s/>This may require some changes to the queries and mutations. <text:s/>Use the GraphQL sandbox and Chrome devtools.</text:span></text:p>
              <text:p text:style-name="P13"><text:span text:style-name="T13">Deploy to Heroku and MongoDB Atlas.</text:span></text:p>
              <text:p text:style-name="P13"><text:span text:style-name="T13">Present the application to the class</text:span></text:p>
            </draw:text-box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1;p 3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 3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</text:list-header>
              <text:list-item>
                <text:p text:style-name="P11"><text:span text:style-name="T10">Breakdown of roles</text:span></text:p>
                <text:p text:style-name="P11"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Google Shape;68;g29f43f0a72_0_5:notes 3" draw:style-name="gr2" draw:layer="layout" svg:width="16.932cm" svg:height="9.524cm" svg:x="1.059cm" svg:y="1.905cm" draw:page-number="7" presentation:class="page"/>
          <draw:frame draw:name="Google Shape;69;g29f43f0a72_0_5:notes 3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13">Spencer added the wireframes to the proposal.</text:span></text:p>
              <text:p text:style-name="P13"><text:span text:style-name="T13">Rachel wrote the client pages for profile and wishlist.</text:span></text:p>
              <text:p text:style-name="P13"><text:span text:style-name="T13">Rachel coded the Stripe and e-mail interfaces in the server.</text:span></text:p>
              <text:p text:style-name="P13"><text:span text:style-name="T13">Rachel created the seed data.</text:span></text:p>
              <text:p text:style-name="P13"><text:span text:style-name="T13">Rachel and John together designed the data structures.</text:span></text:p>
              <text:p text:style-name="P13"><text:span text:style-name="T13">John wrote the client pages for login, signup, pay, choose and rate.</text:span></text:p>
              <text:p text:style-name="P13"><text:span text:style-name="T13">John coded the GraphQL resolver, and the seeker-matching algorithm in the server.</text:span></text:p>
              <text:p text:style-name="P13"><text:span text:style-name="T13">Lada and Nathan provided assistance when we got stuck.</text:span></text:p>
            </draw:text-box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1;p 2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 2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  <text:p text:style-name="P11"><text:span text:style-name="T10"/></text:p>
              </text:list-header>
              <text:list-item>
                <text:p text:style-name="P11"><text:span text:style-name="T10">Challenges</text:span></text:p>
              </text:list-item>
              <text:list-item>
                <text:p text:style-name="P11"><text:span text:style-name="T10">Success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Google Shape;68;g29f43f0a72_0_5:notes 2" draw:style-name="gr2" draw:layer="layout" svg:width="16.932cm" svg:height="9.524cm" svg:x="1.059cm" svg:y="1.905cm" draw:page-number="8" presentation:class="page"/>
          <draw:frame draw:name="Google Shape;69;g29f43f0a72_0_5:notes 2" presentation:style-name="pr13" draw:text-style-name="P7" draw:layer="layout" svg:width="15.239cm" svg:height="11.429cm" svg:x="1.905cm" svg:y="12.065cm" presentation:class="notes" presentation:user-transformed="true">
            <draw:text-box>
              <text:p>We lost one member of our group shortly after the project started.</text:p>
              <text:p>We had trouble conceptually with the Stripe payment-processing package. <text:s/>It is initiated by the server but must interact with the user, so it has to take over the browser and return that control at the end of the interaction. <text:s/>Once we understood that we were able to make it work.</text:p>
              <text:p>The e-mail interface, by contrast, gave us no trouble.</text:p>
              <text:p/>
            </draw:text-box>
          </draw:frame>
        </presentation:notes>
      </draw:page>
      <draw:page draw:name="Demo" draw:style-name="dp1" draw:master-page-name="SECTION_5f_HEADER">
        <office:forms form:automatic-focus="false" form:apply-design-mode="false"/>
        <draw:frame draw:name="Google Shape;77;p17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Demo</text:span></text:p>
          </draw:text-box>
        </draw:frame>
        <presentation:notes draw:style-name="dp2">
          <draw:page-thumbnail draw:name="Google Shape;74;g29f43f0a72_0_15:notes" draw:style-name="gr2" draw:layer="layout" svg:width="16.932cm" svg:height="9.524cm" svg:x="1.059cm" svg:y="1.905cm" draw:page-number="9" presentation:class="page"/>
          <draw:frame draw:name="Google Shape;75;g29f43f0a72_0_15:notes" presentation:style-name="pr1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14">1. Sign up as seeker #1</text:span></text:p>
              <text:p text:style-name="P6"><text:span text:style-name="T14">2. Specify personal characteristics</text:span></text:p>
              <text:p text:style-name="P6"><text:span text:style-name="T14">3. Specify wish items</text:span></text:p>
              <text:p text:style-name="P6"><text:span text:style-name="T14">4. Pay</text:span></text:p>
              <text:p text:style-name="P6"><text:span text:style-name="T14">5. Log in as Yenta</text:span></text:p>
              <text:p text:style-name="P6"><text:span text:style-name="T14">6. Process all the potential matches, including seeker #1</text:span></text:p>
              <text:p text:style-name="P6"><text:span text:style-name="T14">7. Log in as seeker #1</text:span></text:p>
              <text:p text:style-name="P6"><text:span text:style-name="T14">8. Choose a match</text:span></text:p>
              <text:p text:style-name="P6"><text:span text:style-name="T14">9. Reject the match</text:span></text:p>
            </draw:text-box>
          </draw:frame>
        </presentation:notes>
      </draw:page>
      <draw:page draw:name="Directions for Future Development" draw:style-name="dp1" draw:master-page-name="TITLE_5f_AND_5f_BODY" presentation:presentation-page-layout-name="AL2T1">
        <office:forms form:automatic-focus="false" form:apply-design-mode="false"/>
        <draw:frame draw:name="Google Shape;82;p18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Directions for Future Development</text:span></text:p>
          </draw:text-box>
        </draw:frame>
        <draw:frame draw:name="Google Shape;83;p18" presentation:style-name="pr15" draw:text-style-name="P14" draw:layer="layout" svg:width="23.667cm" svg:height="9.489cm" svg:x="1.098cm" svg:y="3.211cm" presentation:class="outline" presentation:placeholder="true" presentation:user-transformed="true">
          <draw:text-box/>
        </draw:frame>
        <presentation:notes draw:style-name="dp2">
          <draw:page-thumbnail draw:name="Google Shape;79;g29f43f0a72_0_10:notes" draw:style-name="gr2" draw:layer="layout" svg:width="16.932cm" svg:height="9.524cm" svg:x="1.059cm" svg:y="1.905cm" draw:page-number="10" presentation:class="page"/>
          <draw:frame draw:name="Google Shape;80;g29f43f0a72_0_10:notes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13">verify the password</text:p>
              <text:p text:style-name="P13">PWA</text:p>
              <text:p text:style-name="P13">upload photo</text:p>
              <text:p text:style-name="P13">Better error checking in the user interface</text:p>
              <text:p text:style-name="P13"/>
            </draw:text-box>
          </draw:frame>
        </presentation:notes>
      </draw:page>
      <draw:page draw:name="Links" draw:style-name="dp1" draw:master-page-name="TITLE_5f_AND_5f_BODY" presentation:presentation-page-layout-name="AL2T1">
        <office:forms form:automatic-focus="false" form:apply-design-mode="false"/>
        <draw:frame draw:name="Google Shape;88;p19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Links</text:span></text:p>
          </draw:text-box>
        </draw:frame>
        <draw:frame draw:name="Google Shape;89;p19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10">Deployed: https://evening-reaches-22988.herokuapp.com/ </text:span></text:p>
              </text:list-item>
              <text:list-item>
                <text:p text:style-name="P6"><text:span text:style-name="T15">GitHub repo: </text:span><text:span text:style-name="T16">https://github.com/JohnSauter/Matchmaker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2" draw:layer="layout" svg:width="16.932cm" svg:height="9.524cm" svg:x="1.059cm" svg:y="1.905cm" draw:page-number="11" presentation:class="page"/>
          <draw:frame draw:name="Google Shape;86;g29f43f0a72_0_24:notes" presentation:style-name="pr1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17">Heroku:</text:span></text:p>
              <text:p text:style-name="P6"><text:span text:style-name="T5"/></text:p>
              <text:p text:style-name="P6"><text:span text:style-name="T17">https://evening-reaches-22988.herokuapp.com//</text:span></text:p>
              <text:p text:style-name="P6"><text:span text:style-name="T5"/></text:p>
              <text:p text:style-name="P6"><text:span text:style-name="T17">Github repro:</text:span></text:p>
              <text:p text:style-name="P6"><text:span text:style-name="T5"/></text:p>
              <text:p text:style-name="P6"><text:span text:style-name="T17">https://github.com/JohnSauter/Matchmak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inux Libertine G2" svg:font-family="'Linux Libertine G'" style:font-pitch="variable" style:font-charset="x-symbol"/>
    <style:font-face style:name="Linux Libertine G3" svg:font-family="'Linux Libertine G'" style:font-family-generic="swiss" style:font-pitch="variable"/>
    <style:font-face style:name="Linux Libertine G4" svg:font-family="'Linux Libertine G'" style:font-family-generic="system" style:font-pitch="variable" style:font-charset="x-symbo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48cm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1pt" fo:language="en" fo:country="US" style:font-name-asian="Liberation Sans1" style:font-family-asian="'Liberation Sans', Arial" style:font-family-generic-asian="swiss" style:font-pitch-asian="variable" style:font-size-asian="11pt" style:language-asian="zh" style:country-asian="CN" style:font-name-complex="Liberation Sans1" style:font-family-complex="'Liberation Sans', Arial" style:font-family-generic-complex="swiss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style:text-autospace="none"/>
      <style:text-properties style:font-name="Liberation Sans1" fo:font-family="'Liberation Sans', Arial" style:font-family-generic="swiss" style:font-pitch="variable" fo:font-size="20pt" style:font-name-asian="Liberation Sans1" style:font-family-asian="'Liberation Sans', Arial" style:font-family-generic-asian="swiss" style:font-pitch-asian="variable" style:font-size-asian="20pt" style:font-name-complex="Liberation Sans1" style:font-family-complex="'Liberation Sans', Arial" style:font-family-generic-complex="swiss" style:font-pitch-complex="variable" style:font-size-complex="20pt"/>
    </style:style>
    <style:style style:name="LO-Normal" style:family="graphic">
      <style:paragraph-properties style:text-autospace="none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style:text-autospace="none"/>
      <style:text-properties fo:font-size="16pt" style:font-size-asian="16pt" style:font-size-complex="16pt"/>
    </style:style>
    <style:style style:name="Heading_20_3" style:display-name="Heading 3" style:family="graphic">
      <style:paragraph-properties fo:margin-top="0.995cm" fo:margin-bottom="0.249cm" style:text-autospace="none"/>
      <style:text-properties fo:color="#434343" loext:opacity="100%" fo:font-size="14pt" style:font-size-asian="14pt" style:font-size-complex="14pt"/>
    </style:style>
    <style:style style:name="Heading_20_4" style:display-name="Heading 4" style:family="graphic">
      <style:paragraph-properties fo:margin-top="0.871cm" fo:margin-bottom="0.249cm" style:text-autospace="none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style:text-autospace="none"/>
      <style:text-properties fo:color="#666666" loext:opacity="100%"/>
    </style:style>
    <style:style style:name="Heading_20_6" style:display-name="Heading 6" style:family="graphic">
      <style:paragraph-properties fo:margin-top="0.746cm" fo:margin-bottom="0.249cm" style:text-autospace="none"/>
      <style:text-properties fo:color="#666666" loext:opacity="100%" fo:font-style="italic" style:font-style-asian="italic" style:font-style-complex="italic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9" style:display-name="WW_CharLFO5LVL9" style:family="graphic">
      <style:paragraph-properties style:text-autospace="none"/>
      <style:text-properties style:text-underline-style="none"/>
    </style:style>
    <style:style style:name="WW_5f_CharLFO5LVL8" style:display-name="WW_CharLFO5LVL8" style:family="graphic">
      <style:paragraph-properties style:text-autospace="none"/>
      <style:text-properties style:text-underline-style="none"/>
    </style:style>
    <style:style style:name="WW_5f_CharLFO5LVL7" style:display-name="WW_CharLFO5LVL7" style:family="graphic">
      <style:paragraph-properties style:text-autospace="none"/>
      <style:text-properties style:text-underline-style="none"/>
    </style:style>
    <style:style style:name="WW_5f_CharLFO5LVL6" style:display-name="WW_CharLFO5LVL6" style:family="graphic">
      <style:paragraph-properties style:text-autospace="none"/>
      <style:text-properties style:text-underline-style="none"/>
    </style:style>
    <style:style style:name="WW_5f_CharLFO5LVL5" style:display-name="WW_CharLFO5LVL5" style:family="graphic">
      <style:paragraph-properties style:text-autospace="none"/>
      <style:text-properties style:text-underline-style="none"/>
    </style:style>
    <style:style style:name="WW_5f_CharLFO5LVL4" style:display-name="WW_CharLFO5LVL4" style:family="graphic">
      <style:paragraph-properties style:text-autospace="none"/>
      <style:text-properties style:text-underline-style="none"/>
    </style:style>
    <style:style style:name="WW_5f_CharLFO5LVL3" style:display-name="WW_CharLFO5LVL3" style:family="graphic">
      <style:paragraph-properties style:text-autospace="none"/>
      <style:text-properties style:text-underline-style="none"/>
    </style:style>
    <style:style style:name="WW_5f_CharLFO5LVL2" style:display-name="WW_CharLFO5LVL2" style:family="graphic">
      <style:paragraph-properties style:text-autospace="none"/>
      <style:text-properties style:text-underline-style="none"/>
    </style:style>
    <style:style style:name="WW_5f_CharLFO5LVL1" style:display-name="WW_CharLFO5LVL1" style:family="graphic">
      <style:paragraph-properties style:text-autospace="none"/>
      <style:text-properties style:text-underline-style="none"/>
    </style:style>
    <style:style style:name="WW_5f_CharLFO4LVL9" style:display-name="WW_CharLFO4LVL9" style:family="graphic">
      <style:paragraph-properties style:text-autospace="none"/>
      <style:text-properties style:text-underline-style="none"/>
    </style:style>
    <style:style style:name="WW_5f_CharLFO4LVL8" style:display-name="WW_CharLFO4LVL8" style:family="graphic">
      <style:paragraph-properties style:text-autospace="none"/>
      <style:text-properties style:text-underline-style="none"/>
    </style:style>
    <style:style style:name="WW_5f_CharLFO4LVL7" style:display-name="WW_CharLFO4LVL7" style:family="graphic">
      <style:paragraph-properties style:text-autospace="none"/>
      <style:text-properties style:text-underline-style="none"/>
    </style:style>
    <style:style style:name="WW_5f_CharLFO4LVL6" style:display-name="WW_CharLFO4LVL6" style:family="graphic">
      <style:paragraph-properties style:text-autospace="none"/>
      <style:text-properties style:text-underline-style="none"/>
    </style:style>
    <style:style style:name="WW_5f_CharLFO4LVL5" style:display-name="WW_CharLFO4LVL5" style:family="graphic">
      <style:paragraph-properties style:text-autospace="none"/>
      <style:text-properties style:text-underline-style="none"/>
    </style:style>
    <style:style style:name="WW_5f_CharLFO4LVL4" style:display-name="WW_CharLFO4LVL4" style:family="graphic">
      <style:paragraph-properties style:text-autospace="none"/>
      <style:text-properties style:text-underline-style="none"/>
    </style:style>
    <style:style style:name="WW_5f_CharLFO4LVL3" style:display-name="WW_CharLFO4LVL3" style:family="graphic">
      <style:paragraph-properties style:text-autospace="none"/>
      <style:text-properties style:text-underline-style="none"/>
    </style:style>
    <style:style style:name="WW_5f_CharLFO4LVL2" style:display-name="WW_CharLFO4LVL2" style:family="graphic">
      <style:paragraph-properties style:text-autospace="none"/>
      <style:text-properties style:text-underline-style="none"/>
    </style:style>
    <style:style style:name="WW_5f_CharLFO4LVL1" style:display-name="WW_CharLFO4LVL1" style:family="graphic">
      <style:paragraph-properties style:text-autospace="none"/>
      <style:text-properties style:text-underline-style="none"/>
    </style:style>
    <style:style style:name="WW_5f_CharLFO3LVL9" style:display-name="WW_CharLFO3LVL9" style:family="graphic">
      <style:paragraph-properties style:text-autospace="none"/>
      <style:text-properties style:text-underline-style="none"/>
    </style:style>
    <style:style style:name="WW_5f_CharLFO3LVL8" style:display-name="WW_CharLFO3LVL8" style:family="graphic">
      <style:paragraph-properties style:text-autospace="none"/>
      <style:text-properties style:text-underline-style="none"/>
    </style:style>
    <style:style style:name="WW_5f_CharLFO3LVL7" style:display-name="WW_CharLFO3LVL7" style:family="graphic">
      <style:paragraph-properties style:text-autospace="none"/>
      <style:text-properties style:text-underline-style="none"/>
    </style:style>
    <style:style style:name="WW_5f_CharLFO3LVL6" style:display-name="WW_CharLFO3LVL6" style:family="graphic">
      <style:paragraph-properties style:text-autospace="none"/>
      <style:text-properties style:text-underline-style="none"/>
    </style:style>
    <style:style style:name="WW_5f_CharLFO3LVL5" style:display-name="WW_CharLFO3LVL5" style:family="graphic">
      <style:paragraph-properties style:text-autospace="none"/>
      <style:text-properties style:text-underline-style="none"/>
    </style:style>
    <style:style style:name="WW_5f_CharLFO3LVL4" style:display-name="WW_CharLFO3LVL4" style:family="graphic">
      <style:paragraph-properties style:text-autospace="none"/>
      <style:text-properties style:text-underline-style="none"/>
    </style:style>
    <style:style style:name="WW_5f_CharLFO3LVL3" style:display-name="WW_CharLFO3LVL3" style:family="graphic">
      <style:paragraph-properties style:text-autospace="none"/>
      <style:text-properties style:text-underline-style="none"/>
    </style:style>
    <style:style style:name="WW_5f_CharLFO3LVL2" style:display-name="WW_CharLFO3LVL2" style:family="graphic">
      <style:paragraph-properties style:text-autospace="none"/>
      <style:text-properties style:text-underline-style="none"/>
    </style:style>
    <style:style style:name="WW_5f_CharLFO3LVL1" style:display-name="WW_CharLFO3LVL1" style:family="graphic">
      <style:paragraph-properties style:text-autospace="none"/>
      <style:text-properties style:text-underline-style="none"/>
    </style:style>
    <style:style style:name="WW_5f_CharLFO2LVL9" style:display-name="WW_CharLFO2LVL9" style:family="graphic">
      <style:paragraph-properties style:text-autospace="none"/>
      <style:text-properties style:text-underline-style="none"/>
    </style:style>
    <style:style style:name="WW_5f_CharLFO2LVL8" style:display-name="WW_CharLFO2LVL8" style:family="graphic">
      <style:paragraph-properties style:text-autospace="none"/>
      <style:text-properties style:text-underline-style="none"/>
    </style:style>
    <style:style style:name="WW_5f_CharLFO2LVL7" style:display-name="WW_CharLFO2LVL7" style:family="graphic">
      <style:paragraph-properties style:text-autospace="none"/>
      <style:text-properties style:text-underline-style="none"/>
    </style:style>
    <style:style style:name="WW_5f_CharLFO2LVL6" style:display-name="WW_CharLFO2LVL6" style:family="graphic">
      <style:paragraph-properties style:text-autospace="none"/>
      <style:text-properties style:text-underline-style="none"/>
    </style:style>
    <style:style style:name="WW_5f_CharLFO2LVL5" style:display-name="WW_CharLFO2LVL5" style:family="graphic">
      <style:paragraph-properties style:text-autospace="none"/>
      <style:text-properties style:text-underline-style="none"/>
    </style:style>
    <style:style style:name="WW_5f_CharLFO2LVL4" style:display-name="WW_CharLFO2LVL4" style:family="graphic">
      <style:paragraph-properties style:text-autospace="none"/>
      <style:text-properties style:text-underline-style="none"/>
    </style:style>
    <style:style style:name="WW_5f_CharLFO2LVL3" style:display-name="WW_CharLFO2LVL3" style:family="graphic">
      <style:paragraph-properties style:text-autospace="none"/>
      <style:text-properties style:text-underline-style="none"/>
    </style:style>
    <style:style style:name="WW_5f_CharLFO2LVL2" style:display-name="WW_CharLFO2LVL2" style:family="graphic">
      <style:paragraph-properties style:text-autospace="none"/>
      <style:text-properties style:text-underline-style="none"/>
    </style:style>
    <style:style style:name="WW_5f_CharLFO2LVL1" style:display-name="WW_CharLFO2LVL1" style:family="graphic">
      <style:paragraph-properties style:text-autospace="none"/>
      <style:text-properties style:text-underline-style="none"/>
    </style:style>
    <style:style style:name="WW_5f_CharLFO1LVL9" style:display-name="WW_CharLFO1LVL9" style:family="graphic">
      <style:paragraph-properties style:text-autospace="none"/>
      <style:text-properties style:text-underline-style="none"/>
    </style:style>
    <style:style style:name="WW_5f_CharLFO1LVL8" style:display-name="WW_CharLFO1LVL8" style:family="graphic">
      <style:paragraph-properties style:text-autospace="none"/>
      <style:text-properties style:text-underline-style="none"/>
    </style:style>
    <style:style style:name="WW_5f_CharLFO1LVL7" style:display-name="WW_CharLFO1LVL7" style:family="graphic">
      <style:paragraph-properties style:text-autospace="none"/>
      <style:text-properties style:text-underline-style="none"/>
    </style:style>
    <style:style style:name="WW_5f_CharLFO1LVL6" style:display-name="WW_CharLFO1LVL6" style:family="graphic">
      <style:paragraph-properties style:text-autospace="none"/>
      <style:text-properties style:text-underline-style="none"/>
    </style:style>
    <style:style style:name="WW_5f_CharLFO1LVL5" style:display-name="WW_CharLFO1LVL5" style:family="graphic">
      <style:paragraph-properties style:text-autospace="none"/>
      <style:text-properties style:text-underline-style="none"/>
    </style:style>
    <style:style style:name="WW_5f_CharLFO1LVL4" style:display-name="WW_CharLFO1LVL4" style:family="graphic">
      <style:paragraph-properties style:text-autospace="none"/>
      <style:text-properties style:text-underline-style="none"/>
    </style:style>
    <style:style style:name="WW_5f_CharLFO1LVL3" style:display-name="WW_CharLFO1LVL3" style:family="graphic">
      <style:paragraph-properties style:text-autospace="none"/>
      <style:text-properties style:text-underline-style="none"/>
    </style:style>
    <style:style style:name="WW_5f_CharLFO1LVL2" style:display-name="WW_CharLFO1LVL2" style:family="graphic">
      <style:paragraph-properties style:text-autospace="none"/>
      <style:text-properties style:text-underline-style="none"/>
    </style:style>
    <style:style style:name="WW_5f_CharLFO1LVL1" style:display-name="WW_CharLFO1LVL1" style:family="graphic">
      <style:paragraph-properties style:text-autospace="none"/>
      <style:text-properties style:text-underline-style="none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swiss" style:font-pitch="variable" fo:font-size="20pt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 style:font-size-complex="20pt"/>
    </style:style>
    <style:style style:name="Default_20_Paragraph_20_Font" style:display-name="Default Paragraph Font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46" style:display-name="ListLabel 46" style:family="graphic">
      <style:paragraph-properties style:text-autospace="none"/>
      <style:text-properties fo:color="#1155cc" loext:opacity="100%" style:text-underline-style="solid" style:text-underline-width="auto" style:text-underline-color="font-color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Index" style:family="graphic">
      <style:paragraph-properties fo:margin-top="0cm" fo:margin-bottom="0.448cm" style:text-autospace="none"/>
      <style:text-properties style:font-name="Liberation Sans1" fo:font-family="'Liberation Sans', Arial" style:font-family-generic="swiss" style:font-pitch="variable" fo:font-size="12pt" style:font-name-asian="Liberation Sans1" style:font-family-asian="'Liberation Sans', Arial" style:font-family-generic-asian="swiss" style:font-pitch-asian="variable" style:font-size-asian="12pt" style:font-name-complex="Liberation Sans1" style:font-family-complex="'Liberation Sans', 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2pt" fo:font-style="italic" style:font-name-asian="Liberation Sans1" style:font-family-asian="'Liberation Sans', Arial" style:font-family-generic-asian="swiss" style:font-pitch-asian="variable" style:font-size-asian="12pt" style:font-style-asian="italic" style:font-name-complex="Liberation Sans1" style:font-family-complex="'Liberation Sans', Arial" style:font-family-generic-complex="swiss" style:font-pitch-complex="variable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iberation Sans1" fo:font-family="'Liberation Sans', Arial" style:font-family-generic="swiss" style:font-pitch="variable" fo:font-size="12pt" style:font-name-asian="Liberation Sans1" style:font-family-asian="'Liberation Sans', Arial" style:font-family-generic-asian="swiss" style:font-pitch-asian="variable" style:font-size-asian="12pt" style:font-name-complex="Liberation Sans1" style:font-family-complex="'Liberation Sans', Arial" style:font-family-generic-complex="swiss" style:font-pitch-complex="variable" style:font-size-complex="12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iberation Sans1" fo:font-family="'Liberation Sans', Arial" style:font-family-generic="swiss" style:font-pitch="variable" style:font-name-asian="Liberation Sans1" style:font-family-asian="'Liberation Sans', Arial" style:font-family-generic-asian="swiss" style:font-pitch-asian="variable" style:font-name-complex="Liberation Sans1" style:font-family-complex="'Liberation Sans', Arial" style:font-family-generic-complex="swiss" style:font-pitch-complex="variabl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inux Libertine G1" style:font-family-asian="'Linux Libertine G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2-09-01T08:43:13.185000000</dc:date>
    <meta:editing-duration>PT1H42M40S</meta:editing-duration>
    <meta:editing-cycles>44</meta:editing-cycles>
    <meta:document-statistic meta:object-count="80"/>
  </office:meta>
</office:document-meta>
</file>